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/>
    </style:style>
    <style:style style:name="P2" style:family="paragraph" style:parent-style-name="List_20_Paragraph" style:list-style-name="WWNum1">
      <style:paragraph-properties fo:margin-top="0cm" fo:margin-bottom="0cm" style:contextual-spacing="false"/>
    </style:style>
    <style:style style:name="P3" style:family="paragraph" style:parent-style-name="List_20_Paragraph" style:list-style-name="WWNum1">
      <style:paragraph-properties fo:margin-top="0cm" fo:margin-bottom="0.353cm" style:contextual-spacing="false"/>
    </style:style>
    <style:style style:name="P4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/>
    </style:style>
    <style:style style:name="P5" style:family="paragraph" style:parent-style-name="Standard">
      <style:paragraph-properties fo:margin-left="0cm" fo:margin-right="0cm" fo:margin-top="0cm" fo:margin-bottom="0.499cm" style:contextual-spacing="false" style:line-height-at-least="0.568cm" fo:text-indent="1.27cm" style:auto-text-indent="false"/>
    </style:style>
    <style:style style:name="P6" style:family="paragraph" style:parent-style-name="Standard">
      <style:paragraph-properties fo:text-indent="1.249cm" style:auto-text-indent="false"/>
    </style:style>
    <style:style style:name="P7" style:family="paragraph" style:parent-style-name="Standard">
      <style:paragraph-properties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name-complex="FreeSerif" style:font-size-complex="12pt" style:font-weight-complex="bold"/>
    </style:style>
    <style:style style:name="T3" style:family="text">
      <style:text-properties style:font-name="Times New Roman" fo:font-weight="bold" style:font-name-asian="FreeSerif" style:font-weight-asian="bold" style:font-name-complex="FreeSerif" style:font-weight-complex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style:font-name-asian="FreeSerif" style:font-name-complex="FreeSerif"/>
    </style:style>
    <style:style style:name="T6" style:family="text">
      <style:text-properties style:font-name="Times New Roman" style:text-underline-style="none" style:font-name-asian="FreeSerif" style:font-name-complex="Free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2">Практическое занятие №1</text:span><text:span text:style-name="T2"/></text:p>
      <text:p text:style-name="Standard" loext:marker-style-name="T4"><text:span text:style-name="T3">Цель задания:</text:span><text:span text:style-name="T3"/></text:p>
      <text:p text:style-name="P6" loext:marker-style-name="T1"><text:span text:style-name="T5">Научиться разрабатывать </text:span><text:span text:style-name="T6">сценарии</text:span><text:span text:style-name="T5"> внедрения <text:s/>информационной системы (ИС) для рабочего места, анализировать <text:s/>потребности пользователей, а также планировать этапы внедрения и <text:s/>обучения.</text:span></text:p>
      <text:p text:style-name="P7" loext:marker-style-name="T4"><text:span text:style-name="T3">Описание задачи:</text:span><text:span text:style-name="T3"/></text:p>
      <text:p text:style-name="P7" loext:marker-style-name="T1"><text:span text:style-name="T5"><text:tab/>Ваша команда получает задание <text:s/>разработать сценарий внедрения информационной системы для автоматизации <text:s/>рабочего процесса в компании. ИС предназначена для улучшения <text:s/>взаимодействия сотрудников, управления проектами и документооборота.</text:span><text:span text:style-name="T5"/></text:p>
      <text:p text:style-name="P7" loext:marker-style-name="T4"><text:span text:style-name="T3">Этапы выполнения задания:</text:span><text:span text:style-name="T3"/></text:p>
      <text:list text:style-name="WWNum1">
        <text:list-item>
          <text:p text:style-name="P1" loext:marker-style-name="T1"><text:span text:style-name="T5">Исследование текущих процессов:</text:span><text:span text:style-name="T5"/></text:p>
          <text:list>
            <text:list-item>
              <text:p text:style-name="P2" loext:marker-style-name="T1"><text:span text:style-name="T5">Проведите интервью с сотрудниками разных уровней (менеджеры, <text:s/>исполнители, IT-специалисты) для выявления текущих проблем и <text:s/>потребностей.</text:span><text:span text:style-name="T5"/></text:p>
            </text:list-item>
            <text:list-item>
              <text:p text:style-name="P2" loext:marker-style-name="T1"><text:span text:style-name="T5">Подготовьте отчёт о текущих процессах и проблемах, которые необходимо решить с помощью ИС. (Отчёт в свободной форме)</text:span><text:span text:style-name="T5"/></text:p>
            </text:list-item>
          </text:list>
        </text:list-item>
        <text:list-item>
          <text:p text:style-name="P2" loext:marker-style-name="T1"><text:span text:style-name="T5">Определение функциональных требований:</text:span><text:span text:style-name="T5"/></text:p>
          <text:list>
            <text:list-item>
              <text:p text:style-name="P2" loext:marker-style-name="T1"><text:span text:style-name="T5">Выбор стратегии внедрения и её обоснование</text:span><text:span text:style-name="T5"/></text:p>
            </text:list-item>
            <text:list-item>
              <text:p text:style-name="P2" loext:marker-style-name="T1"><text:span text:style-name="T5">На основе собранной информации составьте список функциональных требований к информационной системе. (Техническое задание ГОСТ 34, основные пункты)</text:span><text:span text:style-name="T5"/></text:p>
            </text:list-item>
            <text:list-item>
              <text:p text:style-name="P2" loext:marker-style-name="T1"><text:span text:style-name="T5">Убедитесь, что требования охватывают аспекты, такие как управление <text:s/>проектами, совместная работа, обмен документами и учет рабочего времени.</text:span><text:span text:style-name="T5"/></text:p>
            </text:list-item>
          </text:list>
        </text:list-item>
        <text:list-item>
          <text:p text:style-name="P2" loext:marker-style-name="T1"><text:span text:style-name="T5">Разработка сценария внедрения:</text:span><text:span text:style-name="T5"/></text:p>
          <text:list>
            <text:list-item>
              <text:p text:style-name="P2" loext:marker-style-name="T1"><text:span text:style-name="T5">Опишите ключевые этапы внедрения ИС, включая: (Блок-схема)</text:span><text:span text:style-name="T5"/></text:p>
              <text:list>
                <text:list-item>
                  <text:p text:style-name="P2" loext:marker-style-name="T1"><text:span text:style-name="T5">Подготовка инфраструктуры (аппаратное и программное обеспечение).</text:span><text:span text:style-name="T5"/></text:p>
                </text:list-item>
                <text:list-item>
                  <text:p text:style-name="P2" loext:marker-style-name="T1"><text:span text:style-name="T5">Установка системы и первоначальная настройка.</text:span><text:span text:style-name="T5"/></text:p>
                </text:list-item>
                <text:list-item>
                  <text:p text:style-name="P2" loext:marker-style-name="T1"><text:span text:style-name="T5">Пилотное тестирование с группой сотрудников.</text:span><text:span text:style-name="T5"/></text:p>
                </text:list-item>
                <text:list-item>
                  <text:p text:style-name="P2" loext:marker-style-name="T1"><text:span text:style-name="T5">Полное развертывание системы в компании.</text:span><text:span text:style-name="T5"/></text:p>
                </text:list-item>
              </text:list>
            </text:list-item>
            <text:list-item>
              <text:p text:style-name="P2" loext:marker-style-name="T1"><text:span text:style-name="T5">Для каждого этапа определите: (дописать на стрелочках)</text:span><text:span text:style-name="T5"/></text:p>
              <text:list>
                <text:list-item>
                  <text:p text:style-name="P2" loext:marker-style-name="T1"><text:span text:style-name="T5">Необходимые ресурсы (время, силы, стоимость).</text:span><text:span text:style-name="T5"/></text:p>
                </text:list-item>
                <text:list-item>
                  <text:p text:style-name="P2" loext:marker-style-name="T1"><text:span text:style-name="T5">Ответственных лиц и группы.</text:span><text:span text:style-name="T5"/></text:p>
                </text:list-item>
                <text:list-item>
                  <text:p text:style-name="P2" loext:marker-style-name="T1"><text:span text:style-name="T5">Индикаторы успешности (KPI, не пишите).</text:span><text:span text:style-name="T5"/></text:p>
                </text:list-item>
              </text:list>
            </text:list-item>
          </text:list>
        </text:list-item>
        <text:list-item>
          <text:p text:style-name="P2" loext:marker-style-name="T1"><text:span text:style-name="T5">План обучения пользователей:</text:span><text:span text:style-name="T5"/></text:p>
          <text:list>
            <text:list-item>
              <text:p text:style-name="P2" loext:marker-style-name="T1"><text:span text:style-name="T5">Разработайте программу обучения для сотрудников, включая:</text:span><text:span text:style-name="T5"/></text:p>
              <text:list>
                <text:list-item>
                  <text:p text:style-name="P2" loext:marker-style-name="T1"><text:span text:style-name="T5">Формат обучения (онлайн-курсы, семинары, руководства).</text:span><text:span text:style-name="T5"/></text:p>
                </text:list-item>
                <text:list-item>
                  <text:p text:style-name="P2" loext:marker-style-name="T1"><text:span text:style-name="T5">Сроки и распределение групп по уровням подготовки.</text:span><text:span text:style-name="T5"/></text:p>
                </text:list-item>
              </text:list>
            </text:list-item>
            <text:list-item>
              <text:p text:style-name="P2" loext:marker-style-name="T1"><text:span text:style-name="T5">Подготовьте материалы для обучения (презентации, видеоуроки, инструкции).</text:span><text:span text:style-name="T5"/></text:p>
            </text:list-item>
          </text:list>
        </text:list-item>
        <text:list-item>
          <text:p text:style-name="P2" loext:marker-style-name="T1"><text:span text:style-name="T5">Оценка рисков и план B:</text:span><text:span text:style-name="T5"/></text:p>
          <text:list>
            <text:list-item>
              <text:p text:style-name="P2" loext:marker-style-name="T1"><text:span text:style-name="T5">Идентифицируйте возможные риски, связанные с внедрением ИС. (В документе)</text:span><text:span text:style-name="T5"/></text:p>
            </text:list-item>
            <text:list-item>
              <text:p text:style-name="P3" loext:marker-style-name="T1"><text:span text:style-name="T5">Разработайте план действий на случай возникновения трудностей. (Блок-схема)</text:span><text:span text:style-name="T5"/></text:p>
            </text:list-item>
          </text:list>
        </text:list-item>
      </text:list>
      <text:p text:style-name="P8" loext:marker-style-name="T4"><text:span text:style-name="T3">Ожидаемые результаты:</text:span><text:span text:style-name="T3"/></text:p>
      <text:list text:style-name="WWNum2">
        <text:list-item>
          <text:p text:style-name="P4" loext:marker-style-name="T1"><text:span text:style-name="T5">Комплексный сценарий внедрения ИС, который охватывает все вышеуказанные этапы.</text:span><text:span text:style-name="T5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Выделение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2-11T11:13:42</dc:date>
    <meta:editing-cycles>6</meta:editing-cycles>
    <meta:editing-duration>PT11M</meta:editing-duration>
    <meta:generator>LibreOffice/24.2.5.2$Linux_X86_64 LibreOffice_project/420$Build-2</meta:generator>
    <meta:document-statistic meta:table-count="0" meta:image-count="0" meta:object-count="0" meta:page-count="1" meta:paragraph-count="33" meta:word-count="272" meta:character-count="2208" meta:non-whitespace-character-count="1985"/>
    <meta:user-defined meta:name="AppVersion">15.0000</meta:user-defined>
    <meta:template xlink:type="simple" xlink:actuate="onRequest" xlink:title="Normal.dotm" xlink:href=""/>
  </office:meta>
</office:document-meta>
</file>